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F3000069D5000097005E99929974D0AEA8.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ce style:name="Courier New" svg:font-family="'Courier New'" style:font-family-generic="modern"/>
    <style:font-face style:name="MS Mincho" svg:font-family="'MS Mincho', 'ＭＳ 明朝'" style:font-family-generic="roman"/>
    <style:font-face style:name="AlArabiya" svg:font-family="AlArabiya" style:font-pitch="variable"/>
    <style:font-face style:name="DejaVu Sans" svg:font-family="'DejaVu 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lin Gothic Book" svg:font-family="'Franklin Gothic Book'"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5.732cm" fo:margin-left="-0.217cm" table:align="left" style:writing-mode="lr-tb"/>
    </style:style>
    <style:style style:name="Table5.A" style:family="table-column">
      <style:table-column-properties style:column-width="3.932cm"/>
    </style:style>
    <style:style style:name="Table5.B" style:family="table-column">
      <style:table-column-properties style:column-width="1.429cm"/>
    </style:style>
    <style:style style:name="Table5.C" style:family="table-column">
      <style:table-column-properties style:column-width="1.588cm"/>
    </style:style>
    <style:style style:name="Table5.D" style:family="table-column">
      <style:table-column-properties style:column-width="8.784cm"/>
    </style:style>
    <style:style style:name="Table5.1" style:family="table-row">
      <style:table-row-properties style:min-row-height="0.824cm"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91cm" fo:padding-right="0.191cm" fo:padding-top="0cm" fo:padding-bottom="0cm" fo:border="0.5pt solid #000000" style:writing-mode="lr-tb"/>
    </style:style>
    <style:style style:name="Table5.2" style:family="table-row">
      <style:table-row-properties fo:keep-together="alway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fo:keep-together="always"/>
    </style:style>
    <style:style style:name="Table6" style:family="table">
      <style:table-properties style:width="17.351cm" fo:margin-left="-0.217cm" table:align="left" style:writing-mode="lr-tb"/>
    </style:style>
    <style:style style:name="Table6.A" style:family="table-column">
      <style:table-column-properties style:column-width="9.488cm"/>
    </style:style>
    <style:style style:name="Table6.B" style:family="table-column">
      <style:table-column-properties style:column-width="7.86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Standard">
      <style:text-properties fo:font-size="9pt" style:font-size-asian="9pt"/>
    </style:style>
    <style:style style:name="P4" style:family="paragraph" style:parent-style-name="Standard">
      <style:paragraph-properties style:snap-to-layout-grid="false"/>
      <style:text-properties fo:font-size="9pt" style:font-size-asian="9pt"/>
    </style:style>
    <style:style style:name="P5" style:family="paragraph" style:parent-style-name="Standard">
      <style:text-properties fo:font-size="9pt" fo:font-weight="bold" style:font-size-asian="9pt" style:font-weight-asian="bold"/>
    </style:style>
    <style:style style:name="P6" style:family="paragraph" style:parent-style-name="Standard">
      <style:paragraph-properties style:snap-to-layout-grid="false"/>
      <style:text-properties fo:font-size="9pt" fo:font-weight="bold" style:font-size-asian="9pt" style:font-weight-asian="bold"/>
    </style:style>
    <style:style style:name="P7" style:family="paragraph" style:parent-style-name="Standard">
      <style:paragraph-properties style:snap-to-layout-grid="false"/>
      <style:text-properties fo:font-size="9pt" fo:font-weight="bold" style:font-size-asian="9pt" style:font-weight-asian="bold" style:font-weight-complex="bold"/>
    </style:style>
    <style:style style:name="P8" style:family="paragraph" style:parent-style-name="Standard">
      <style:paragraph-properties style:snap-to-layout-grid="false"/>
      <style:text-properties fo:font-size="9pt" fo:language="pt" fo:country="BR" style:font-size-asian="9pt" style:language-asian="pt" style:country-asian="BR"/>
    </style:style>
    <style:style style:name="P9" style:family="paragraph" style:parent-style-name="Standard">
      <style:text-properties fo:font-size="1pt" style:font-size-asian="1pt"/>
    </style:style>
    <style:style style:name="P10" style:family="paragraph" style:parent-style-name="Standard">
      <style:text-properties fo:language="pt" fo:country="BR" style:language-asian="pt" style:country-asian="BR"/>
    </style:style>
    <style:style style:name="P11" style:family="paragraph" style:parent-style-name="Standard">
      <style:paragraph-properties>
        <style:tab-stops>
          <style:tab-stop style:position="0.635cm"/>
        </style:tab-stops>
      </style:paragraph-properties>
    </style:style>
    <style:style style:name="P12" style:family="paragraph" style:parent-style-name="Standard">
      <style:text-properties style:font-name="Courier New" fo:font-size="8pt" style:font-size-asian="8pt" style:font-name-complex="Courier New"/>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cm" fo:margin-right="0.413cm" fo:text-indent="0cm" style:auto-text-indent="false" style:snap-to-layout-grid="false"/>
    </style:style>
    <style:style style:name="P15" style:family="paragraph" style:parent-style-name="Standard">
      <style:paragraph-properties fo:margin-left="0cm" fo:margin-right="0.413cm" fo:text-indent="0cm" style:auto-text-indent="false" style:snap-to-layout-grid="false"/>
      <style:text-properties fo:font-size="9pt" style:font-size-asian="9pt"/>
    </style:style>
    <style:style style:name="P16" style:family="paragraph" style:parent-style-name="Standard">
      <style:paragraph-properties fo:margin-left="0cm" fo:margin-right="0.413cm" fo:text-indent="0cm" style:auto-text-indent="false" style:snap-to-layout-grid="false"/>
      <style:text-properties fo:font-size="9pt" fo:font-weight="bold" style:font-size-asian="9pt" style:font-weight-asian="bold"/>
    </style:style>
    <style:style style:name="P17" style:family="paragraph" style:parent-style-name="Standard">
      <style:paragraph-properties fo:margin-left="4.872cm" fo:margin-right="0.413cm" fo:text-indent="-4.872cm" style:auto-text-indent="false"/>
    </style:style>
    <style:style style:name="P18" style:family="paragraph" style:parent-style-name="Standard">
      <style:paragraph-properties fo:margin-left="4.872cm" fo:margin-right="0cm" fo:text-indent="-4.872cm" style:auto-text-indent="false"/>
      <style:text-properties fo:font-size="9pt" style:font-size-asian="9pt"/>
    </style:style>
    <style:style style:name="P19" style:family="paragraph" style:parent-style-name="Standard">
      <style:paragraph-properties fo:margin-left="0.494cm" fo:margin-right="0cm" fo:text-indent="0cm" style:auto-text-indent="false"/>
    </style:style>
    <style:style style:name="P20" style:family="paragraph" style:parent-style-name="Standard">
      <style:paragraph-properties fo:margin-left="4.872cm" fo:margin-right="0cm" fo:text-indent="-4.237cm" style:auto-text-indent="false"/>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0.635cm" fo:margin-right="0cm" fo:text-indent="-0.635cm" style:auto-text-indent="false"/>
    </style:style>
    <style:style style:name="P23" style:family="paragraph" style:parent-style-name="Standard">
      <style:paragraph-properties fo:margin-left="6.35cm" fo:margin-right="0cm" fo:text-indent="-5.08cm" style:auto-text-indent="false"/>
    </style:style>
    <style:style style:name="P24" style:family="paragraph" style:parent-style-name="Standard">
      <style:paragraph-properties fo:margin-left="5.08cm" fo:margin-right="0cm" fo:text-indent="-5.08cm" style:auto-text-indent="false"/>
      <style:text-properties fo:font-size="10pt" style:font-size-asian="10pt"/>
    </style:style>
    <style:style style:name="P25" style:family="paragraph" style:parent-style-name="Standard">
      <style:paragraph-properties fo:break-before="page">
        <style:tab-stops>
          <style:tab-stop style:position="0.635cm"/>
        </style:tab-stops>
      </style:paragraph-properties>
      <style:text-properties style:font-name="Courier New" fo:font-size="9pt" style:font-size-asian="9pt" style:font-name-complex="Courier New"/>
    </style:style>
    <style:style style:name="P26" style:family="paragraph" style:parent-style-name="Standard">
      <style:paragraph-properties fo:margin-left="0cm" fo:margin-right="0cm" fo:text-indent="1.27cm" style:auto-text-indent="false"/>
    </style:style>
    <style:style style:name="P27" style:family="paragraph" style:parent-style-name="Standard">
      <style:paragraph-properties fo:margin-left="0cm" fo:margin-right="0cm" fo:text-indent="1.27cm" style:auto-text-indent="false"/>
      <style:text-properties style:font-name="Courier New" fo:font-size="8pt" style:font-size-asian="8pt" style:font-name-complex="Courier New"/>
    </style:style>
    <style:style style:name="P28" style:family="paragraph" style:parent-style-name="Standard">
      <style:paragraph-properties fo:margin-left="0.889cm" fo:margin-right="0cm" fo:text-indent="-0.889cm" style:auto-text-indent="false"/>
    </style:style>
    <style:style style:name="P29" style:family="paragraph" style:parent-style-name="Footer">
      <style:paragraph-properties>
        <style:tab-stops/>
      </style:paragraph-properties>
    </style:style>
    <style:style style:name="P30" style:family="paragraph" style:parent-style-name="Contents_20_1">
      <style:text-properties fo:font-size="9pt" style:font-size-asian="9pt"/>
    </style:style>
    <style:style style:name="P31" style:family="paragraph" style:parent-style-name="Contents_20_1">
      <style:paragraph-properties style:snap-to-layout-grid="false"/>
      <style:text-properties fo:font-size="9pt" style:font-size-asian="9pt"/>
    </style:style>
    <style:style style:name="P32" style:family="paragraph" style:parent-style-name="_33_._20_LA_20_Body">
      <style:paragraph-properties fo:margin-top="0cm" fo:margin-bottom="0cm" loext:contextual-spacing="false" fo:line-height="100%" style:snap-to-layout-grid="false"/>
      <style:text-properties fo:letter-spacing="normal"/>
    </style:style>
    <style:style style:name="P33" style:family="paragraph" style:parent-style-name="_33_._20_LA_20_Body">
      <style:paragraph-properties fo:margin-top="0cm" fo:margin-bottom="0cm" loext:contextual-spacing="false" fo:line-height="100%" style:snap-to-layout-grid="false"/>
      <style:text-properties fo:letter-spacing="normal" fo:font-weight="bold" style:font-weight-asian="bold" style:font-weight-complex="bold"/>
    </style:style>
    <style:style style:name="P34" style:family="paragraph" style:parent-style-name="Struct">
      <style:paragraph-properties fo:margin-left="0.032cm" fo:margin-right="0cm" fo:text-indent="0cm" style:auto-text-indent="false" style:snap-to-layout-grid="false"/>
      <style:text-properties fo:font-size="9pt" style:font-size-asian="9pt"/>
    </style:style>
    <style:style style:name="P35" style:family="paragraph" style:parent-style-name="Table_20_Contents">
      <style:paragraph-properties style:snap-to-layout-grid="false"/>
      <style:text-properties fo:font-size="9pt" style:font-size-asian="9pt"/>
    </style:style>
    <style:style style:name="P36" style:family="paragraph" style:parent-style-name="Table_20_Contents">
      <style:paragraph-properties style:snap-to-layout-grid="false"/>
    </style:style>
    <style:style style:name="P37" style:family="paragraph" style:parent-style-name="Standard">
      <style:paragraph-properties style:snap-to-layout-grid="false"/>
      <style:text-properties fo:font-size="9pt" style:font-size-asian="9pt"/>
    </style:style>
    <style:style style:name="P38" style:family="paragraph" style:parent-style-name="Standard">
      <style:paragraph-properties fo:margin-left="4.872cm" fo:margin-right="0.413cm" fo:text-indent="-4.872cm" style:auto-text-indent="false" style:snap-to-layout-grid="false"/>
      <style:text-properties fo:font-size="9pt" style:font-size-asian="9pt"/>
    </style:style>
    <style:style style:name="P39" style:family="paragraph" style:parent-style-name="Heading_20_1">
      <style:paragraph-properties fo:margin-left="0.762cm" fo:margin-right="0cm" fo:text-indent="-0.762cm" style:auto-text-indent="false"/>
    </style:style>
    <style:style style:name="P40" style:family="paragraph" style:parent-style-name="Heading_20_3">
      <style:paragraph-properties fo:margin-left="1.27cm" fo:margin-right="0cm" fo:text-indent="-1.27cm" style:auto-text-indent="false"/>
    </style:style>
    <style:style style:name="P41" style:family="paragraph" style:parent-style-name="Footer">
      <style:text-properties fo:font-size="7pt" style:font-size-asian="7pt"/>
    </style:style>
    <style:style style:name="P42" style:family="paragraph" style:parent-style-name="tt" style:master-page-name="Standard">
      <style:paragraph-properties style:page-number="auto"/>
    </style:style>
    <style:style style:name="P43" style:family="paragraph" style:parent-style-name="Lb1">
      <style:paragraph-properties fo:margin-left="0.494cm" fo:margin-right="0cm" fo:text-indent="-0.494cm" style:auto-text-indent="false"/>
    </style:style>
    <style:style style:name="P44" style:family="paragraph" style:parent-style-name="Lb1" style:list-style-name="WW8Num4">
      <style:paragraph-properties fo:margin-left="1.129cm" fo:margin-right="0cm" fo:text-indent="-0.635cm" style:auto-text-indent="false"/>
    </style:style>
    <style:style style:name="T1" style:family="text">
      <style:text-properties fo:font-size="9pt" style:font-size-asian="9pt"/>
    </style:style>
    <style:style style:name="T2" style:family="text">
      <style:text-properties fo:font-size="9pt" fo:font-weight="bold" style:font-size-asian="9pt" style:font-weight-asian="bold"/>
    </style:style>
    <style:style style:name="T3" style:family="text">
      <style:text-properties fo:font-size="9pt" fo:language="pt" fo:country="BR" style:font-size-asian="9pt" style:language-asian="pt" style:country-asian="BR"/>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language="pt" fo:country="BR" style:language-asian="pt" style:country-asian="BR"/>
    </style:style>
    <style:style style:name="T7" style:family="text">
      <style:text-properties fo:language="pt" fo:country="BR" fo:font-style="italic" style:language-asian="pt" style:country-asian="BR" style:font-style-asian="italic"/>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asian="Courier New"/>
    </style:style>
    <style:style style:name="T12" style:family="text">
      <style:text-properties fo:font-size="10pt" style:font-size-asian="10pt"/>
    </style:style>
    <style:style style:name="T13" style:family="text">
      <style:text-properties fo:font-size="10pt" fo:font-weight="bold" style:font-size-asian="10pt" style:font-weight-asian="bold"/>
    </style:style>
    <style:style style:name="T14" style:family="text">
      <style:text-properties style:font-name="Symbol1" fo:font-size="10pt" style:font-size-asian="10pt" style:font-name-complex="Symbol1"/>
    </style:style>
    <style:style style:name="T15" style:family="text">
      <style:text-properties style:text-position="super 58%" fo:font-size="9pt" style:font-size-asian="9pt"/>
    </style:style>
    <style:style style:name="T16" style:family="text">
      <style:text-properties style:font-name="Courier New" fo:font-size="9pt" style:font-size-asian="9pt" style:font-name-complex="Courier New"/>
    </style:style>
    <style:style style:name="T17" style:family="text">
      <style:text-properties style:font-name="Courier New" fo:font-size="8pt" style:font-size-asian="8pt" style:font-name-complex="Courier New"/>
    </style:style>
    <style:style style:name="T18" style:family="text">
      <style:text-properties style:font-name="Courier New" fo:font-size="8pt" fo:font-weight="bold" style:font-size-asian="8pt" style:font-weight-asian="bold" style:font-name-complex="Courier New"/>
    </style:style>
    <style:style style:name="T19" style:family="text">
      <style:text-properties style:font-style-complex="italic" style:font-weight-complex="bold"/>
    </style:style>
    <style:style style:name="T20"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transparent" draw:fill="none" draw:fill-color="#ffffff" fo:padding="0.002cm" fo:border="none"/>
    </style:style>
    <style:style style:name="fr2" style:family="graphic" style:parent-style-name="Graphics">
      <style:graphic-properties fo:margin-left="0cm" fo:margin-right="0cm" style:vertical-pos="top" style:vertical-rel="baseline" fo:background-color="transparent" draw:fill="none" draw:fill-color="#ffffff" fo:padding="0.002cm" fo:border="none" style:mirror="none" fo:clip="rect(0cm, 6.948cm, 30.847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AT Long Directory Entry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Name</text:p>
          </table:table-cell>
          <table:table-cell table:style-name="Table5.A1" office:value-type="string">
            <text:p text:style-name="P6">Offset </text:p>
            <text:p text:style-name="P5">(byte)</text:p>
          </table:table-cell>
          <table:table-cell table:style-name="Table5.A1" office:value-type="string">
            <text:p text:style-name="P6">Size </text:p>
            <text:p text:style-name="P5">(bytes)</text:p>
          </table:table-cell>
          <table:table-cell table:style-name="Table5.D1" office:value-type="string">
            <text:p text:style-name="P16">Description</text:p>
          </table:table-cell>
        </table:table-row>
        <table:table-row table:style-name="Table5.2">
          <table:table-cell table:style-name="Table5.A1" office:value-type="string">
            <text:p text:style-name="P4">LDIR_Ord</text:p>
          </table:table-cell>
          <table:table-cell table:style-name="Table5.A1" office:value-type="string">
            <text:p text:style-name="P4">0</text:p>
          </table:table-cell>
          <table:table-cell table:style-name="Table5.A1" office:value-type="string">
            <text:p text:style-name="P4">1</text:p>
          </table:table-cell>
          <table:table-cell table:style-name="Table5.D1" office:value-type="string">
            <text:p text:style-name="P31">The order of this entry in the sequence of long dir entries associated with the short dir entry at the end of the long dir set.</text:p>
            <text:p text:style-name="P30"><text:line-break/>If masked with 0x40 (LAST_LONG_ENTRY), this indicates the entry is the last long dir entry in a set of long dir entries. All valid sets of long dir entries must begin with an entry having this mask.</text:p>
          </table:table-cell>
        </table:table-row>
        <table:table-row table:style-name="Table5.3">
          <table:table-cell table:style-name="Table5.A1" office:value-type="string">
            <text:p text:style-name="P4">LDIR_Name1</text:p>
          </table:table-cell>
          <table:table-cell table:style-name="Table5.A1" office:value-type="string">
            <text:p text:style-name="P4">1</text:p>
          </table:table-cell>
          <table:table-cell table:style-name="Table5.A1" office:value-type="string">
            <text:p text:style-name="P4">10</text:p>
          </table:table-cell>
          <table:table-cell table:style-name="Table5.D1" office:value-type="string">
            <text:p text:style-name="P4">Characters 1-5 of the long-name sub-component in this dir entry.</text:p>
          </table:table-cell>
        </table:table-row>
        <table:table-row table:style-name="Table5.4">
          <table:table-cell table:style-name="Table5.A1" office:value-type="string">
            <text:p text:style-name="P4">LDIR_Attr</text:p>
          </table:table-cell>
          <table:table-cell table:style-name="Table5.A1" office:value-type="string">
            <text:p text:style-name="P4">11</text:p>
          </table:table-cell>
          <table:table-cell table:style-name="Table5.A1" office:value-type="string">
            <text:p text:style-name="P4">1</text:p>
          </table:table-cell>
          <table:table-cell table:style-name="Table5.D1" office:value-type="string">
            <text:p text:style-name="P4">Attributes - must be ATTR_LONG_NAME</text:p>
          </table:table-cell>
        </table:table-row>
        <table:table-row table:style-name="Table5.5">
          <table:table-cell table:style-name="Table5.A1" office:value-type="string">
            <text:p text:style-name="P4">LDIR_Type</text:p>
          </table:table-cell>
          <table:table-cell table:style-name="Table5.A1" office:value-type="string">
            <text:p text:style-name="P32">12</text:p>
          </table:table-cell>
          <table:table-cell table:style-name="Table5.A1" office:value-type="string">
            <text:p text:style-name="P4">1</text:p>
          </table:table-cell>
          <table:table-cell table:style-name="Table5.D1" office:value-type="string">
            <text:p text:style-name="P34">If zero, indicates a directory entry that is a sub-component of a long name. <text:s/>NOTE: Other values reserved for future extensions.<text:line-break/></text:p>
            <text:p text:style-name="P3">Non-zero implies other dirent types.</text:p>
          </table:table-cell>
        </table:table-row>
        <table:table-row table:style-name="Table5.6">
          <table:table-cell table:style-name="Table5.A1" office:value-type="string">
            <text:p text:style-name="P4">LDIR_Chksum</text:p>
          </table:table-cell>
          <table:table-cell table:style-name="Table5.A1" office:value-type="string">
            <text:p text:style-name="P4">13</text:p>
          </table:table-cell>
          <table:table-cell table:style-name="Table5.A1" office:value-type="string">
            <text:p text:style-name="P4">1</text:p>
          </table:table-cell>
          <table:table-cell table:style-name="Table5.D1" office:value-type="string">
            <text:p text:style-name="P4">Checksum of name in the short dir entry at the end of the long dir set.</text:p>
          </table:table-cell>
        </table:table-row>
        <table:table-row table:style-name="Table5.7">
          <table:table-cell table:style-name="Table5.A1" office:value-type="string">
            <text:p text:style-name="P4">LDIR_Name2</text:p>
          </table:table-cell>
          <table:table-cell table:style-name="Table5.A1" office:value-type="string">
            <text:p text:style-name="P4">14</text:p>
          </table:table-cell>
          <table:table-cell table:style-name="Table5.A1" office:value-type="string">
            <text:p text:style-name="P4">12</text:p>
          </table:table-cell>
          <table:table-cell table:style-name="Table5.D1" office:value-type="string">
            <text:p text:style-name="P4">Characters 6-11 of the long-name sub-component in this dir entry.</text:p>
          </table:table-cell>
        </table:table-row>
        <table:table-row table:style-name="Table5.8">
          <table:table-cell table:style-name="Table5.A1" office:value-type="string">
            <text:p text:style-name="P4">LDIR_FstClusLO</text:p>
          </table:table-cell>
          <table:table-cell table:style-name="Table5.A1" office:value-type="string">
            <text:p text:style-name="P4">26</text:p>
          </table:table-cell>
          <table:table-cell table:style-name="Table5.A1" office:value-type="string">
            <text:p text:style-name="P4">2</text:p>
          </table:table-cell>
          <table:table-cell table:style-name="Table5.D1" office:value-type="string">
            <text:p text:style-name="P4">Must be ZERO. This is an artifact of the FAT "first cluster" and must be zero for compatibility with existing disk utilities. <text:s/>It's meaningless in the context of a long dir entry.</text:p>
          </table:table-cell>
        </table:table-row>
        <table:table-row table:style-name="Table5.9">
          <table:table-cell table:style-name="Table5.A1" office:value-type="string">
            <text:p text:style-name="P4">LDIR_Name3</text:p>
          </table:table-cell>
          <table:table-cell table:style-name="Table5.A1" office:value-type="string">
            <text:p text:style-name="P4">28</text:p>
          </table:table-cell>
          <table:table-cell table:style-name="Table5.A1" office:value-type="string">
            <text:p text:style-name="P4">4</text:p>
          </table:table-cell>
          <table:table-cell table:style-name="Table5.D1" office:value-type="string">
            <text:p text:style-name="P31">Characters 12-13 of the long-name sub-component in this dir entry.</text:p>
          </table:table-cell>
        </table:table-row>
      </table:table>
      <text:h text:style-name="P40" text:outline-level="3"/>
      <text:h text:style-name="P40" text:outline-level="3">Organization and Association of Short &amp; Long Directory Entries</text:h>
      <text:p text:style-name="Body_20_Text_20_Indent_20_2"/>
      <text:p text:style-name="Standard">A set of long entries is always associated with a short entry that they always immediately precede. <text:s/>Long entries are paired with short entries for one reason: only short directory entries are visible to previous versions of MS-DOS/Windows. <text:s/>Without a short entry to accompany it, a long directory entry would be completely invisible on previous versions of MS-DOS/Windows. <text:s/>A long entry never legally exists all by itself. <text:s/>If long entries are found without being paired with a valid short entry, they are termed <text:span text:style-name="T8">orphans</text:span>. <text:s/>The following figure depicts a set of n long directory entries associated with it's single short entry.</text:p>
      <text:p text:style-name="Standard"/>
      <text:p text:style-name="Standard">Long entries always immediately precede and are physically contiguous with, the short entry they are associated with. <text:s/>The file system makes a few other checks to ensure that a set of long entries is actually associated with a short entry.</text:p>
      <text:p text:style-name="Standard"/>
      <text:p text:style-name="tt">Sequence Of Long Directory Entries</text:p>
      <table:table table:name="Table6" table:style-name="Table6">
        <table:table-column table:style-name="Table6.A"/>
        <table:table-column table:style-name="Table6.B"/>
        <table:table-row table:style-name="Table6.1">
          <table:table-cell table:style-name="Table6.A1" office:value-type="string">
            <text:p text:style-name="P7">Entry</text:p>
          </table:table-cell>
          <table:table-cell table:style-name="Table6.B1" office:value-type="string">
            <text:p text:style-name="P33">Ordinal</text:p>
          </table:table-cell>
        </table:table-row>
        <table:table-row table:style-name="Table6.1">
          <table:table-cell table:style-name="Table6.A1" office:value-type="string">
            <text:p text:style-name="P4">Nth Long entry</text:p>
          </table:table-cell>
          <table:table-cell table:style-name="Table6.B1" office:value-type="string">
            <text:p text:style-name="P4">LAST_LONG_ENTRY (0x40) | N</text:p>
          </table:table-cell>
        </table:table-row>
        <table:table-row table:style-name="Table6.1">
          <table:table-cell table:style-name="Table6.A1" office:value-type="string">
            <text:p text:style-name="P4">… Additional Long Entries</text:p>
          </table:table-cell>
          <table:table-cell table:style-name="Table6.B1" office:value-type="string">
            <text:p text:style-name="P4">…</text:p>
          </table:table-cell>
        </table:table-row>
        <table:table-row table:style-name="Table6.1">
          <table:table-cell table:style-name="Table6.A1" office:value-type="string">
            <text:p text:style-name="P2"><text:span text:style-name="T1">1</text:span><text:span text:style-name="T15">st</text:span><text:span text:style-name="T1"> Long entry</text:span></text:p>
          </table:table-cell>
          <table:table-cell table:style-name="Table6.B1" office:value-type="string">
            <text:p text:style-name="P4">1</text:p>
          </table:table-cell>
        </table:table-row>
        <table:table-row table:style-name="Table6.1">
          <table:table-cell table:style-name="Table6.A1" office:value-type="string">
            <text:p text:style-name="P4">Short Entry Associated With Preceding Long Entries</text:p>
          </table:table-cell>
          <table:table-cell table:style-name="Table6.B1" office:value-type="string">
            <text:p text:style-name="P4">(not applicable)</text:p>
          </table:table-cell>
        </table:table-row>
      </table:table>
      <text:p text:style-name="Standard"/>
      <text:p text:style-name="Standard">First, every member of a set of long entries is uniquely numbered and the last member of the set is or'd with a flag indicating that it is, in fact, the last member of the set. <text:s/>The LDIR_Ord field is used to make this determination. <text:s/>The first member of a set has an LDIR_Ord value of one. <text:s/>The nth long member of the set has a value of (n OR LAST_LONG_ENTRY). <text:s/>Note that the LDIR_Ord field cannot have values of 0xE5 or 0x00. <text:s/>These values have always been used by the file system to indicate a "free" directory entry, or the "last" directory entry in a cluster. <text:s/>Values for LDIR_Ord do not take on these two values over their range. <text:s/>Values for LDIR_Ord must run from 1 to (n OR <text:soft-page-break/>LAST_LONG_ENTRY). <text:s/>If they do not, the long entries are "damaged" and are treated as orphans by the file system.</text:p>
      <text:p text:style-name="Standard"/>
      <text:p text:style-name="Standard">Second, an 8-bit checksum is computed on the name contained in the short directory entry at the time the short and long directory entries are created. <text:s/>All 11 characters of the name in the short entry are used in the checksum calculation. <text:s/>The check sum is placed in every long entry. <text:s/>If any of the check sums in the set of long entries do not agree with the computed checksum of the name contained in the short entry, then the long entries are treated as orphans. <text:s/>This can occur if a disk containing long and short entries is taken to a previous version of MS-DOS/Windows and only the short name of a file or directory with a long entries is renamed.</text:p>
      <text:p text:style-name="Body_20_Text_20_Indent_20_2"/>
      <text:p text:style-name="P11">The algorithm, implemented in C, for computing the checksum is:</text:p>
      <text:p text:style-name="P25"/>
      <text:p text:style-name="Standard"><text:span text:style-name="T16"><text:tab/></text:span><text:span text:style-name="T17">//-----------------------------------------------------------------------------<text:line-break/><text:tab/>//<text:tab/></text:span><text:span text:style-name="T18">ChkSum()</text:span><text:span text:style-name="T17"><text:line-break/><text:tab/>//<text:tab/>Returns an unsigned byte checksum computed on an unsigned byte<text:line-break/><text:tab/>//<text:tab/>array. <text:s/>The array must be 11 bytes long and is assumed to contain<text:line-break/><text:tab/>//<text:tab/>a name stored in the format of a MS-DOS directory entry.<text:line-break/><text:tab/>//<text:tab/></text:span><text:span text:style-name="T18">Passed:</text:span><text:span text:style-name="T17"><text:tab/> pFcbName <text:s text:c="3"/>Pointer to an unsigned byte array assumed to be</text:span></text:p>
      <text:p text:style-name="P26"><text:span text:style-name="T17">// <text:s text:c="25"/>11 bytes long.<text:line-break/><text:tab/>//<text:tab/></text:span><text:span text:style-name="T18">Returns: </text:span><text:span text:style-name="T17">Sum <text:s text:c="8"/>An 8-bit unsigned checksum of the array pointed</text:span></text:p>
      <text:p text:style-name="P27">// <text:s text:c="26"/>to by pFcbName.<text:line-break/><text:tab/>//------------------------------------------------------------------------------<text:line-break/><text:tab/>unsigned char ChkSum (unsigned char *pFcbName)<text:line-break/><text:tab/>{<text:line-break/><text:tab/><text:tab/>short FcbNameLen;<text:line-break/><text:tab/><text:tab/>unsigned char Sum;<text:line-break/><text:line-break/><text:tab/><text:tab/>Sum = 0;<text:line-break/><text:tab/><text:tab/>for (FcbNameLen=11; FcbNameLen!=0; FcbNameLen--) {<text:line-break/><text:tab/><text:tab/><text:tab/>// NOTE: The operation is an unsigned char rotate right<text:line-break/><text:tab/><text:tab/><text:tab/>Sum = ((Sum &amp; 1) ? 0x80 : 0) + (Sum &gt;&gt; 1) + *pFcbName++;<text:line-break/><text:tab/><text:tab/>}<text:line-break/><text:tab/><text:tab/>return (Sum);<text:line-break/><text:tab/>}</text:p>
      <text:p text:style-name="P12"/>
      <text:p text:style-name="Standard">As a consequence of this pairing, the short directory entry serves as the structure that contains fields like: last access date, creation time, creation date, first cluster, and size. <text:s/>It also holds a name that is visible on previous versions of MS-DOS/Windows. <text:s/>The long directory entries are free to contain new information and need not replicate information already available in the short entry. <text:s/>Principally, the long entries contain the long name of a file. <text:s/>The name contained in a short entry which is associated with a set of long entries is termed the <text:span text:style-name="T8">alias name</text:span>, or simply <text:span text:style-name="T8">alias</text:span>, of the file.</text:p>
      <text:p text:style-name="Standard"/>
      <text:h text:style-name="P40" text:outline-level="3">Storage of a Long-Name Within Long Directory Entries</text:h>
      <text:p text:style-name="Standard"/>
      <text:p text:style-name="Standard">A long name can consist of more characters than can fit in a single long directory entry. <text:s/>When this occurs the name is stored in more than one long entry. <text:s/>In any event, the name fields themselves within the long entries are disjoint. <text:s/>The following example is provided to illustrate how a long name is stored across several long directory entries. <text:s/>Names are also NUL terminated and padded with 0xFFFF characters in order to detect corruption of long name fields by errant disk utilities. <text:s/>A name that fits exactly in a n long directory entries (i.e. is an integer multiple of 13) is not NUL terminated and not padded with 0xFFFFs.</text:p>
      <text:p text:style-name="Standard"/>
      <text:p text:style-name="Standard">Suppose a file is created with the name: "The quick brown.fox". <text:s/>The following example illustrates how the name is packed into long and short directory entries. <text:s/>Most fields in the directory entries are also filled in as well.</text:p>
      <text:p text:style-name="Standard"/>
      <text:p text:style-name="P13"><text:soft-page-break/><draw:frame draw:style-name="fr2" draw:name="Image1" text:anchor-type="as-char" svg:width="0.041cm" svg:height="5.316cm" draw:z-index="0"><draw:image xlink:href="Pictures/200000F3000069D5000097005E99929974D0AEA8.wmf" xlink:type="simple" xlink:show="embed" xlink:actuate="onLoad"/></draw:frame></text:p>
      <text:p text:style-name="Standard"/>
      <text:p text:style-name="Standard">The heuristics used to "auto-generate" a short name from a long name are explained in a later section.</text:p>
      <text:p text:style-name="Standard"/>
      <text:h text:style-name="P39" text:outline-level="1">Name Limits and Character Sets</text:h>
      <text:h text:style-name="P40" text:outline-level="3"/>
      <text:h text:style-name="P40" text:outline-level="3">Long Directory Entries</text:h>
      <text:p text:style-name="Standard"/>
      <text:p text:style-name="Standard">Long names are limited to 255 characters, not including the trailing NUL. <text:s/>The total path length of a long name cannot exceed 260 characters, including the trailing NUL. <text:s/>The characters may be any combination of those defined for short names with the addition of the period (.) character used multiple times within the long name. <text:s/>A space is also a valid character in a long name as it always has been for a short name. <text:s/>However, in short names it typically is not used. <text:s/>The following six special characters are now allowed in a long name. <text:s/>They are not legal in a short name.</text:p>
      <text:p text:style-name="Standard"/>
      <text:p text:style-name="P13">+ <text:s text:c="2"/>, <text:s text:c="2"/>; <text:s text:c="2"/>= <text:s text:c="2"/>[ <text:s text:c="2"/>]</text:p>
      <text:p text:style-name="Standard"/>
      <text:p text:style-name="Standard">Embedded spaces within a long name are allowed. <text:s/>Leading and trailing spaces in a long name are ignored. </text:p>
      <text:p text:style-name="Standard"/>
      <text:p text:style-name="Standard">Leading and embedded periods are allowed in a name and are stored in the long name. <text:s/>Trailing periods are ignored.</text:p>
      <text:p text:style-name="Standard"/>
      <text:p text:style-name="Standard">Long names are stored in long directory entries in UNICODE. <text:s/>UNICODE characters are 16-bit characters. <text:s/>It is not be possible to store UNICODE in short directory entries since the names stored there are 8-bit characters or DBCS characters.</text:p>
      <text:p text:style-name="Standard"/>
      <text:p text:style-name="Standard">Long names passed to the file system are not converted to upper case and their original case value is preserved. <text:s/>UNICODE solves the case mapping problem prevalent in some OEM code pages by always providing a translation for lower case characters to a single, unique upper case character.</text:p>
      <text:p text:style-name="Standard"/>
      <text:h text:style-name="P39" text:outline-level="1">Name Matching In Short &amp; Long Names</text:h>
      <text:p text:style-name="Standard">The names contained in the set of all short directory entries are termed the "short name space". <text:s/>The names contained in the set of all long directory entries are termed the "long name space". <text:s/>Together, they form a single unified name space in which no duplicate names can exist. <text:s/>That is: any name within a specific directory, whether it is a short name or a long name, can occur only once in the name space. <text:s/>Furthermore, although the case of a name is preserved in a long name, no two names can have the same name although the names on the media actually differ by case. <text:s/>That is names like "foobar" <text:soft-page-break/>cannot be created if there is already a short entry with a name of "FOOBAR" or a long name with a name of "FooBar".</text:p>
      <text:p text:style-name="Standard"/>
      <text:p text:style-name="Standard">All types of search operations within the file system (i.e. find, open, create, delete, rename) are case-insensitive. <text:s/>An open of "FOOBAR" will open either "FooBar" or "foobar" if one or the other exists. <text:s/>A find using "FOOBAR" as a pattern will find the same files mentioned. <text:s/>The same rules are also true for extended characters that are accented.</text:p>
      <text:p text:style-name="Standard"/>
      <text:p text:style-name="Standard">A short name search operation checks only the names of the short directory entries for a match. <text:s/>A long name search operation checks both the long and short directory entries. <text:s/>As the file system traverses a directory, it caches the long-name sub-components contained in long directory entries. <text:s/>As soon as a short directory entry is encountered that is associated with the cached long name, the long name search operation will check the cached long name first and then the short name for a match.</text:p>
      <text:p text:style-name="Standard"/>
      <text:p text:style-name="Standard">When a character on the media, whether it is stored in the OEM character set or in UNICODE, cannot be translated into the appropriate character in the OEM or ANSI code page, it is always "translated" to the "_" (underscore) character as it is returned to the user – it is NOT modified on the disk. <text:s/>This character is the same in all OEM code pages and ANSI.</text:p>
      <text:p text:style-name="Standard"/>
      <text:h text:style-name="P39" text:outline-level="1">Naming Conventions and Long Names</text:h>
      <text:p text:style-name="Standard">An API allows the caller to specify the long name to be assigned to a file or directory. <text:s/>They do <text:span text:style-name="T8">not</text:span> allow the caller to independently specify the short name. <text:s/>The reason for this prohibition is that the short and long names are considered to be a single unified name space. <text:s/>As should be obvious the file system's name space does not support duplicate names. <text:s/>In other words, a long name for a file may not contain the same name, ignoring case, as the short name in a different file. <text:s/>This restriction is intended to prevent confusion among users, and applications, regarding the proper name of a file or directory. <text:s/>To make this restriction transparent, whenever a long name is created and the no matching long name exists, the short name is automatically generated from the long name in such a way that it does not collide with an existing short name.</text:p>
      <text:p text:style-name="Standard"/>
      <text:p text:style-name="Standard">The technique chosen to auto-generate short names from long names is modeled after Windows NT. <text:s/>Auto-generated short names are composed of the <text:span text:style-name="T8">basis-name</text:span> and an optional <text:span text:style-name="T8">numeric-tail</text:span>.</text:p>
      <text:p text:style-name="Standard"/>
      <text:h text:style-name="P40" text:outline-level="3">The Basis-Name Generation Algorithm</text:h>
      <text:p text:style-name="Standard"/>
      <text:p text:style-name="Standard">The <text:span text:style-name="T8">basis-name</text:span> generation algorithm is outlined below. <text:s/>This is <text:span text:style-name="T19">a </text:span><text:span text:style-name="T9">sample</text:span> algorithm and serves to illustrate how short names can be auto-generated from long names. An implementation <text:span text:style-name="T10">should</text:span><text:span text:style-name="T5"> </text:span>follow this basic sequence of steps.</text:p>
      <text:p text:style-name="Standard"/>
      <text:p text:style-name="Code">1.<text:tab/>The UNICODE name passed to the file system is converted to upper case.</text:p>
      <text:p text:style-name="Code">2.<text:tab/>The upper cased UNICODE name is converted to OEM.<text:line-break/>if<text:tab/><text:tab/>(the uppercased UNICODE glyph does not exist as an OEM glyph in the OEM code page)<text:line-break/><text:tab/>or<text:tab/>(the OEM glyph is invalid in an 8.3 name)<text:line-break/>{<text:line-break/><text:tab/>Replace the glyph to an OEM '_' (underscore) character.<text:line-break/><text:tab/>Set a "lossy conversion" flag.<text:line-break/>}</text:p>
      <text:p text:style-name="Code">3.<text:tab/>Strip all leading and embedded spaces from the long name.</text:p>
      <text:p text:style-name="Code"><text:soft-page-break/>4.<text:tab/>Strip all leading periods from the long name.</text:p>
      <text:p text:style-name="Code">5.<text:tab/>While<text:tab/><text:tab/>(not at end of the long name)<text:line-break/><text:tab/>and<text:tab/>(char is not a period)<text:line-break/><text:tab/>and<text:tab/>(total chars copied &lt; 8)<text:line-break/>{<text:line-break/><text:tab/>Copy characters into primary portion of the basis name<text:line-break/>}</text:p>
      <text:p text:style-name="Code">6.<text:tab/>Insert a dot at the end of the primary components of the <text:span text:style-name="T8">basis-name</text:span> iff the basis name has an extension after the last period in the name.</text:p>
      <text:p text:style-name="Code">7.<text:tab/>Scan for the last embedded period in the long name.<text:line-break/>If<text:tab/>(the last embedded period was found)<text:line-break/>{<text:line-break/><text:tab/>While<text:tab/><text:tab/>(not at end of the long name)<text:line-break/><text:tab/><text:tab/>and<text:tab/>(total chars copied &lt; 3)<text:line-break/><text:tab/>{<text:line-break/><text:tab/><text:tab/>Copy characters into extension portion of the basis name<text:line-break/><text:tab/>}<text:line-break/>}</text:p>
      <text:p text:style-name="P28">Proceed to <text:span text:style-name="T8">numeric-tail </text:span>generation.</text:p>
      <text:p text:style-name="Standard"/>
      <text:h text:style-name="P40" text:outline-level="3">The Numeric-Tail Generation Algorithm</text:h>
      <text:p text:style-name="Standard"/>
      <text:p text:style-name="Code"><text:tab/>If<text:tab/><text:tab/><text:tab/>(a "lossy conversion" was not flagged)<text:line-break/><text:tab/>and<text:tab/>(the long name fits within the 8.3 naming conventions)<text:line-break/><text:tab/>and<text:tab/>(the basis-name does not collide with any existing short name)<text:line-break/>{<text:line-break/><text:tab/>The short name is only the basis-name without the numeric tail.<text:line-break/>}<text:line-break/>else<text:line-break/>{<text:line-break/><text:tab/>Insert a numeric-tail "~n" to the end of the primary name such that the value of the "~n" is chosen so that the <text:line-break/><text:tab/>name thus formed does not collide with any existing short name and that the primary name does not exceed eight <text:tab/>characters in length.<text:line-break/>}</text:p>
      <text:p text:style-name="Standard">The "~n" string can range from "~1" to "~999999". <text:s/>The number "n" is chosen so that it is the next number in a sequence of files with similar basis-names. <text:s/>For example, assume the following short names existed: LETTER~1.DOC and LETTER~2.DOC. <text:s/>As expected, the next auto-generated name of name of this type would be LETTER~3.DOC. <text:s/>Assume the following short names existed: LETTER~1.DOC, LETTER~3.DOC. <text:s/>Again, the next auto-generated name of name of this type would be LETTER~2.DOC. <text:s/>However, one <text:span text:style-name="T8">absolutely cannot </text:span>count on this behavior. <text:s/>In a directory with a very large mix of names of this type, the selection algorithm is optimized for speed and may select another "n" based on the characteristics of short names that end in "~n" and have <text:span text:style-name="T8">similar</text:span> leading name patterns.</text:p>
      <text:h text:style-name="P3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ce style:name="Courier New" svg:font-family="'Courier New'" style:font-family-generic="modern"/>
    <style:font-face style:name="MS Mincho" svg:font-family="'MS Mincho', 'ＭＳ 明朝'" style:font-family-generic="roman"/>
    <style:font-face style:name="AlArabiya" svg:font-family="AlArabiya" style:font-pitch="variable"/>
    <style:font-face style:name="DejaVu Sans" svg:font-family="'DejaVu San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lin Gothic Book" svg:font-family="'Franklin Gothic Book'"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cm" fo:margin-bottom="0.141cm" loext:contextual-spacing="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8pt" fo:font-weight="bold" style:font-size-asian="8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Document_20_Map" style:display-name="Document Map" style:family="paragraph" style:parent-style-name="Standard">
      <loext:graphic-properties draw:fill="none" draw:fill-color="#729fcf"/>
      <style:paragraph-properties fo:background-color="transparent"/>
      <style:text-properties style:font-name="Tahoma" fo:font-family="Tahoma" style:font-family-generic="swiss" style:font-pitch="variable" style:font-name-complex="Tahoma" style:font-family-complex="Tahoma" style:font-family-generic-complex="swiss" style:font-pitch-complex="variable"/>
    </style:style>
    <style:style style:name="Title" style:family="paragraph" style:parent-style-name="Standard" style:next-style-name="Subtitle" style:class="chapter">
      <style:paragraph-properties fo:text-align="center" style:justify-single-word="false"/>
      <style:text-properties fo:font-size="16pt" fo:font-weight="bold"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N" style:family="paragraph" style:parent-style-name="Standard">
      <style:paragraph-properties fo:margin-top="0cm" fo:margin-bottom="0.423cm" loext:contextual-spacing="false" style:line-height-at-least="0.423cm"/>
      <style:text-properties fo:font-size="16pt" fo:font-weight="bold" style:font-size-asian="16pt" style:font-weight-asian="bold"/>
    </style:style>
    <style:style style:name="TR" style:family="paragraph" style:parent-style-name="Standard">
      <style:paragraph-properties style:line-height-at-least="0.423cm"/>
      <style:text-properties fo:font-style="italic" style:font-style-asian="italic"/>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4.872cm" fo:margin-right="0cm" fo:text-indent="0cm" style:auto-text-indent="false"/>
    </style:style>
    <style:style style:name="tt" style:family="paragraph" style:parent-style-name="Standard">
      <style:paragraph-properties fo:keep-with-next="always"/>
      <style:text-properties fo:font-weight="bold" style:font-weight-asian="bold"/>
    </style:style>
    <style:style style:name="ex" style:family="paragraph" style:parent-style-name="Heading_20_2" style:default-outline-level="" style:list-style-name="">
      <style:paragraph-properties fo:margin-left="0cm" fo:margin-right="0cm" fo:text-indent="0cm" style:auto-text-indent="false"/>
      <style:text-properties style:font-name="Courier New" fo:font-family="'Courier New'" style:font-family-generic="modern" fo:language="pt" fo:country="BR" fo:font-weight="normal" style:language-asian="pt" style:country-asian="BR" style:font-weight-asian="normal" style:font-name-complex="Courier New" style:font-family-complex="'Courier New'" style:font-family-generic-complex="modern" style:font-weight-complex="bold"/>
    </style:style>
    <style:style style:name="heading" style:family="paragraph" style:parent-style-name="Heading_20_3"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Contents_20_4" style:display-name="Contents 4" style:family="paragraph" style:parent-style-name="Standard" style:next-style-name="Standard" style:class="index">
      <style:paragraph-properties fo:margin-left="1.111cm" fo:margin-right="0cm" fo:text-indent="0cm" style:auto-text-indent="false"/>
    </style:style>
    <style:style style:name="Contents_20_5" style:display-name="Contents 5" style:family="paragraph" style:parent-style-name="Standard" style:next-style-name="Standard" style:class="index">
      <style:paragraph-properties fo:margin-left="1.482cm" fo:margin-right="0cm" fo:text-indent="0cm" style:auto-text-indent="false"/>
    </style:style>
    <style:style style:name="Contents_20_6" style:display-name="Contents 6" style:family="paragraph" style:parent-style-name="Standard" style:next-style-name="Standard" style:class="index">
      <style:paragraph-properties fo:margin-left="1.852cm" fo:margin-right="0cm" fo:text-indent="0cm" style:auto-text-indent="false"/>
    </style:style>
    <style:style style:name="Contents_20_7" style:display-name="Contents 7" style:family="paragraph" style:parent-style-name="Standard" style:next-style-name="Standard" style:class="index">
      <style:paragraph-properties fo:margin-left="2.223cm" fo:margin-right="0cm" fo:text-indent="0cm" style:auto-text-indent="false"/>
    </style:style>
    <style:style style:name="Contents_20_8" style:display-name="Contents 8" style:family="paragraph" style:parent-style-name="Standard" style:next-style-name="Standard" style:class="index">
      <style:paragraph-properties fo:margin-left="2.593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Lb1" style:family="paragraph" style:parent-style-name="Standard" style:list-style-name="WW8Num2">
      <style:paragraph-properties>
        <style:tab-stops>
          <style:tab-stop style:position="0.476cm"/>
        </style:tab-stops>
      </style:paragraph-properties>
    </style:style>
    <style:style style:name="_32_._20_LA_20_Subhead" style:display-name="2. LA Subhead" style:family="paragraph" style:parent-style-name="Standard">
      <style:paragraph-properties fo:margin-left="0cm" fo:margin-right="-0.032cm" fo:margin-top="0.212cm" fo:margin-bottom="0cm" loext:contextual-spacing="false" fo:line-height="0.423cm" fo:text-indent="0cm" style:auto-text-indent="false">
        <style:tab-stops>
          <style:tab-stop style:position="1.016cm"/>
          <style:tab-stop style:position="2.032cm"/>
          <style:tab-stop style:position="3.048cm"/>
        </style:tab-stops>
      </style:paragraph-properties>
      <style:text-properties style:font-name="Arial Narrow" fo:font-family="'Arial Narrow'" style:font-family-generic="swiss" style:font-pitch="variable" fo:font-size="11pt" fo:letter-spacing="-0.018cm" fo:font-weight="bold" style:letter-kerning="true" style:font-size-asian="11pt" style:font-weight-asian="bold" style:font-name-complex="Arial Narrow" style:font-family-complex="'Arial Narrow'" style:font-family-generic-complex="swiss" style:font-pitch-complex="variable"/>
    </style:style>
    <style:style style:name="_33_._20_LA_20_Body" style:display-name="3. LA Body" style:family="paragraph" style:parent-style-name="Standard">
      <style:paragraph-properties fo:margin-top="0.106cm" fo:margin-bottom="0cm" loext:contextual-spacing="false" fo:line-height="0.353cm"/>
      <style:text-properties fo:font-size="9pt" fo:letter-spacing="-0.009cm" style:font-size-asian="9pt"/>
    </style:style>
    <style:style style:name="_33_c._20_Numbered" style:display-name="3c. Numbered" style:family="paragraph" style:parent-style-name="_33_._20_LA_20_Body">
      <style:paragraph-properties fo:margin-left="0.33cm" fo:margin-right="0cm" fo:text-indent="-0.33cm" style:auto-text-indent="false"/>
    </style:style>
    <style:style style:name="_30_3c._20_Numbered" style:display-name="03c. Numbered" style:family="paragraph" style:parent-style-name="Standard">
      <style:paragraph-properties fo:margin-left="0.33cm" fo:margin-right="0cm" fo:margin-top="0.106cm" fo:margin-bottom="0cm" loext:contextual-spacing="false" fo:line-height="0.318cm" fo:text-indent="-0.33cm" style:auto-text-indent="false"/>
      <style:text-properties style:font-name="Franklin Gothic Book" fo:font-family="'Franklin Gothic Book'" style:font-family-generic="swiss" style:font-pitch="variable" fo:font-size="8pt" style:font-size-asian="8pt" style:font-name-complex="Franklin Gothic Book" style:font-family-complex="'Franklin Gothic Book'" style:font-family-generic-complex="swiss" style:font-pitch-complex="variable"/>
    </style:style>
    <style:style style:name="headig_20_2" style:display-name="headig 2" style:family="paragraph" style:parent-style-name="Standard"/>
    <style:style style:name="Tpf" style:family="paragraph" style:parent-style-name="Standard">
      <style:paragraph-properties fo:margin-top="0.035cm" fo:margin-bottom="0.106cm" loext:contextual-spacing="false" fo:line-height="0.3cm">
        <style:tab-stops>
          <style:tab-stop style:position="0.494cm"/>
          <style:tab-stop style:position="0.988cm"/>
        </style:tab-stops>
      </style:paragraph-properties>
      <style:text-properties fo:font-size="9.5pt" style:font-size-asian="9.5pt"/>
    </style:style>
    <style:style style:name="Normal1" style:family="paragraph">
      <style:paragraph-properties fo:margin-top="0cm" fo:margin-bottom="0.282cm" loext:contextual-spacing="false" fo:orphans="2" fo:widows="2" fo:hyphenation-ladder-count="no-limit"/>
      <style:text-properties style:use-window-font-color="true" style:font-name="Times New Roman" fo:font-family="'Times New Roman'" style:font-family-generic="roman" style:font-pitch="variable" fo:font-size="10.5pt" fo:language="en" fo:country="US" style:font-name-asian="Arial" style:font-family-asian="Arial" style:font-family-generic-asian="swiss" style:font-pitch-asian="variable" style:font-size-asian="10.5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_20_Descriptor" style:display-name="Product Descriptor" style:family="paragraph">
      <style:paragraph-properties fo:margin-top="0cm" fo:margin-bottom="1.129cm" loext:contextual-spacing="false" fo:line-height="0.353cm" fo:orphans="2" fo:widows="2" fo:hyphenation-ladder-count="no-limit"/>
      <style:text-properties style:use-window-font-color="true" style:font-name="Arial" fo:font-family="Arial" style:font-family-generic="swiss" style:font-pitch="variable" fo:font-size="10pt" fo:language="en" fo:country="US"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Body_20_Text_20_Indent_20_2" style:display-name="Body Text Indent 2" style:family="paragraph" style:parent-style-name="Standard">
      <style:paragraph-properties fo:margin-left="0.635cm" fo:margin-right="0cm" fo:text-indent="-0.635cm" style:auto-text-indent="false"/>
    </style:style>
    <style:style style:name="Struct" style:family="paragraph" style:parent-style-name="Standard">
      <style:paragraph-properties fo:margin-left="0.762cm" fo:margin-right="0cm" style:line-height-at-least="0.423cm" fo:text-indent="0cm" style:auto-text-indent="false">
        <style:tab-stops>
          <style:tab-stop style:position="3.048cm"/>
          <style:tab-stop style:position="6.096cm"/>
          <style:tab-stop style:position="7.874cm"/>
          <style:tab-stop style:position="8.636cm"/>
        </style:tab-stops>
      </style:paragraph-properties>
      <style:text-properties fo:font-size="10pt" style:font-size-asian="10pt"/>
    </style:style>
    <style:style style:name="Code" style:family="paragraph" style:parent-style-name="Standard">
      <style:paragraph-properties fo:margin-left="1.016cm" fo:margin-right="0cm" fo:margin-top="0cm" fo:margin-bottom="0.423cm" loext:contextual-spacing="false" fo:text-indent="-1.016cm" style:auto-text-indent="false">
        <style:tab-stops>
          <style:tab-stop style:position="3.556cm"/>
          <style:tab-stop style:position="4.064cm"/>
          <style:tab-stop style:position="4.572cm"/>
          <style:tab-stop style:position="5.08cm"/>
          <style:tab-stop style:position="5.588cm"/>
          <style:tab-stop style:position="6.096cm"/>
          <style:tab-stop style:position="6.604cm"/>
          <style:tab-stop style:position="7.112cm"/>
        </style:tab-stops>
      </style:paragraph-properties>
      <style:text-properties fo:font-size="10pt" style:font-size-asian="10pt"/>
    </style:style>
    <style:style style:name="Body_20_Text_20_Indent_20_3" style:display-name="Body Text Indent 3" style:family="paragraph" style:parent-style-name="Standard">
      <style:paragraph-properties fo:margin-left="0.635cm" fo:margin-right="0cm" fo:text-indent="-0.635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_20__28_user_29_" style:display-name="Frame contents (user)" style:family="paragraph" style:parent-style-name="Text_20_body"/>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Absatz-Standardschriftart" style:family="text"/>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494cm" fo:margin-left="0.49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29cm" fo:text-indent="-0.635cm" fo:margin-left="1.1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fo:font-size="7pt" style:font-size-asian="7pt"/>
    </style:style>
    <style:style style:name="MT1" style:family="text">
      <style:text-properties fo:font-size="9pt" style:font-size-asian="9pt"/>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transparent" draw:fill="none" draw:fill-color="#ffffff" fo:padding="0.002cm" fo:border="non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46cm" fo:margin-left="0cm" fo:margin-right="0cm" fo:margin-bottom="0.347cm" style:dynamic-spacing="true"/>
      </style:header-style>
      <style:footer-style>
        <style:header-footer-properties fo:min-height="0.446cm" fo:margin-left="0cm" fo:margin-right="0cm" fo:margin-top="0.347cm" style:dynamic-spacing="true"/>
      </style:footer-style>
    </style:page-layout>
    <style:page-layout style:name="Mpm2">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1">
      <style:header>
        <text:p text:style-name="Standard"/>
      </style:header>
      <style:footer>
        <text:p text:style-name="Standard"/>
      </style:footer>
    </style:master-page>
    <style:master-page style:name="Convert_20_4" style:display-name="Convert 4" style:page-layout-name="Mpm2">
      <style:header>
        <text:p text:style-name="MP1"><text:span text:style-name="MT1">FAT: General Overview of On-Disk Format—Page </text:span><text:span text:style-name="Page_20_Number"><text:span text:style-name="MT1"><text:page-number text:select-page="current">0</text:page-number></text:span></text:span></text:p>
      </style:header>
      <style:footer>
        <text:p text:style-name="MP2"><draw:frame draw:style-name="Mfr1" draw:name="Frame2" text:anchor-type="char" svg:y="0.002cm" svg:width="0.369cm" svg:height="0.443cm" draw:z-index="0"><draw:text-box><text:p text:style-name="Footer"><text:span text:style-name="Page_20_Number"><text:page-number text:select-page="current">0</text:page-number></text:span></text:p></draw:text-box></draw:frame>© 2000 Microsoft Corporation. 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crosoft Extensible Firmware Initiative FAT32 File System Specification</dc:title>
    <meta:creation-date>2005-06-07T22:02:00</meta:creation-date>
    <dc:date>2016-10-20T15:48:04.831569302</dc:date>
    <meta:editing-cycles>4</meta:editing-cycles>
    <meta:editing-duration>P23DT22H21M14S</meta:editing-duration>
    <meta:generator>LibreOffice/5.1.2.2$Linux_X86_64 LibreOffice_project/10m0$Build-2</meta:generator>
    <meta:document-statistic meta:table-count="2" meta:image-count="1" meta:object-count="0" meta:page-count="6" meta:paragraph-count="99" meta:word-count="2313" meta:character-count="13411" meta:non-whitespace-character-count="10993"/>
  </office:meta>
</office:document-meta>
</file>